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cca6d" officeooo:paragraph-rsid="001cca6d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e8bdb" officeooo:paragraph-rsid="001e8bdb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2052c7" officeooo:paragraph-rsid="002052c7"/>
    </style:style>
    <style:style style:name="P4" style:family="paragraph" style:parent-style-name="Preformatted_20_Text">
      <style:paragraph-properties fo:text-align="end" style:justify-single-word="false" style:writing-mode="rl-tb"/>
      <style:text-properties officeooo:rsid="001e8bdb" officeooo:paragraph-rsid="001e8bdb"/>
    </style:style>
    <style:style style:name="P5" style:family="paragraph" style:parent-style-name="Standard">
      <style:paragraph-properties fo:text-align="end" style:justify-single-word="false" fo:padding="0.0291in" fo:border-left="none" fo:border-right="none" fo:border-top="none" fo:border-bottom="0.06pt solid #000000" style:writing-mode="rl-tb" style:join-border="false"/>
      <style:text-properties officeooo:rsid="001e8bdb" officeooo:paragraph-rsid="001e8bdb"/>
    </style:style>
    <style:style style:name="P6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16pt" officeooo:rsid="00221453" officeooo:paragraph-rsid="00221453" style:font-size-asian="14pt" style:font-size-complex="16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6pt" officeooo:rsid="00221453" officeooo:paragraph-rsid="00221453" style:font-size-asian="14pt" style:font-size-complex="16pt"/>
    </style:style>
    <style:style style:name="P8" style:family="paragraph" style:parent-style-name="Standard">
      <style:paragraph-properties fo:text-align="start" style:justify-single-word="false" style:writing-mode="rl-tb"/>
      <style:text-properties fo:font-size="16pt" officeooo:rsid="00221453" officeooo:paragraph-rsid="00221453" style:font-size-asian="14pt" style:font-size-complex="16pt"/>
    </style:style>
    <style:style style:name="P9" style:family="paragraph" style:parent-style-name="Standard">
      <style:paragraph-properties fo:text-align="end" style:justify-single-word="false" style:writing-mode="rl-tb"/>
      <style:text-properties fo:color="#0000cc" fo:font-size="16pt" officeooo:rsid="00221453" officeooo:paragraph-rsid="00221453" style:font-size-asian="14pt" style:font-size-complex="16pt"/>
    </style:style>
    <style:style style:name="T1" style:family="text">
      <style:text-properties officeooo:rsid="002214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می توان چندین remote داشت .</text:p>
      <text:p text:style-name="P7"/>
      <text:p text:style-name="P9">حذف remote:</text:p>
      <text:p text:style-name="P7"/>
      <text:p text:style-name="P8">git remote rm origin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fo:font-size="14pt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hab</meta:initial-creator>
    <meta:editing-cycles>12</meta:editing-cycles>
    <meta:creation-date>2017-06-01T07:12:00</meta:creation-date>
    <dc:date>2017-10-03T14:30:26.774609115</dc:date>
    <meta:editing-duration>PT3H17S</meta:editing-duration>
    <meta:generator>LibreOffice/5.1.6.2$Linux_X86_64 LibreOffice_project/10m0$Build-2</meta:generator>
    <meta:document-statistic meta:table-count="0" meta:image-count="0" meta:object-count="0" meta:page-count="1" meta:paragraph-count="3" meta:word-count="12" meta:character-count="58" meta:non-whitespace-character-count="4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